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sans-serif"/>
    <style:font-face style:name="Lucida Sans1" svg:font-family="'Lucida Sans'" style:font-family-generic="swiss"/>
    <style:font-face style:name="Times New Roman" svg:font-family="'Times New Roman'" style:font-family-generic="roman" style:font-pitch="variable"/>
    <style:font-face style:name="Bradley Hand ITC" svg:font-family="'Bradley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margin-left="0cm" fo:margin-right="0cm" fo:margin-top="0cm" fo:margin-bottom="0cm" fo:orphans="2" fo:widows="2" fo:text-indent="0cm" style:auto-text-indent="false"/>
    </style:style>
    <style:style style:name="P3" style:family="paragraph" style:parent-style-name="Standard">
      <style:text-properties style:font-name="Arial" fo:font-size="14pt" style:font-size-asian="14pt" style:font-size-complex="14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0pt" style:font-size-asian="10pt" style:font-size-complex="10pt"/>
    </style:style>
    <style:style style:name="P6" style:family="paragraph" style:parent-style-name="Heading_20_1">
      <style:text-properties fo:font-variant="normal" fo:text-transform="none" fo:color="#000000" style:font-name="Bradley Hand ITC" fo:font-size="14pt" fo:letter-spacing="normal" fo:font-style="normal"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variant="normal" fo:text-transform="none" fo:color="#000000" style:font-name="nunito" fo:font-size="12pt" fo:letter-spacing="normal" fo:font-style="normal" fo:font-weight="normal"/>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variant="normal" fo:text-transform="none" fo:color="#000000" style:font-name="Arial" fo:font-size="12pt" fo:letter-spacing="normal" fo:font-style="normal" fo:font-weight="normal" style:font-size-asian="12pt" style:font-size-complex="12pt"/>
    </style:style>
    <style:style style:name="T6" style:family="text">
      <style:text-properties fo:font-variant="normal" fo:text-transform="none" fo:color="#000000" style:font-name="Arial" fo:letter-spacing="normal" fo:font-style="normal" fo:font-weight="normal"/>
    </style:style>
    <style:style style:name="T7" style:family="text">
      <style:text-properties fo:font-variant="normal" fo:text-transform="none" fo:color="#000000" style:font-name="Arial" fo:font-size="14pt" fo:letter-spacing="normal" fo:font-style="normal" fo:font-weight="normal" style:font-size-asian="14pt" style:font-size-complex="14pt"/>
    </style:style>
    <style:style style:name="T8" style:family="text">
      <style:text-properties fo:font-variant="normal" fo:text-transform="none" fo:color="#000000" fo:font-size="14pt" fo:letter-spacing="normal" fo:font-style="normal" fo:font-weight="normal" style:font-size-asian="14pt" style:font-size-complex="14pt"/>
    </style:style>
    <style:style style:name="T9" style:family="text">
      <style:text-properties fo:font-size="10pt" style:font-size-asian="10pt" style:font-size-complex="10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mpressum</text:h>
      <text:p text:style-name="P4">Angaben gemäß § 5 DDG</text:p>
      <text:p text:style-name="P4">Max Muster - Musterberuf<text:line-break/>c/o Beispielbüro<text:line-break/>Musterweg<text:line-break/>12345 Musterstadt</text:p>
      <text:p text:style-name="Standard"><text:span text:style-name="Strong_20_Emphasis"><text:span text:style-name="T5">Vertreten durch:</text:span></text:span><text:span text:style-name="T5"><text:line-break/>Max Muster</text:span></text:p>
      <text:p text:style-name="Standard"><text:span text:style-name="Strong_20_Emphasis"><text:span text:style-name="T5">Kontakt:</text:span></text:span><text:span text:style-name="T5"><text:line-break/>Telefon: 01234-789456<text:line-break/>Fax: 1234-56789<text:line-break/>E-Mail: </text:span><text:a xlink:type="simple" xlink:href="mailto:max@muster.de" text:style-name="Internet_20_link" text:visited-style-name="Visited_20_Internet_20_Link">max@muster.de</text:a></text:p>
      <text:p text:style-name="Standard"><text:span text:style-name="Strong_20_Emphasis"><text:span text:style-name="T5">Umsatzsteuer-ID:</text:span></text:span><text:span text:style-name="T5"><text:line-break/>Umsatzsteuer-Identifikationsnummer gemäß §27a Umsatzsteuergesetz: Musterustid.<text:line-break/><text:line-break/></text:span><text:span text:style-name="Strong_20_Emphasis"><text:span text:style-name="T5">Wirtschafts-ID:</text:span></text:span><text:span text:style-name="T5"><text:line-break/>Musterwirtschaftsid</text:span></text:p>
      <text:p text:style-name="Standard"><text:span text:style-name="Strong_20_Emphasis"><text:span text:style-name="T5">Aufsichtsbehörde:</text:span></text:span><text:span text:style-name="T5"><text:line-break/>Musteraufsicht Musterstadt</text:span></text:p>
      <text:p text:style-name="Standard"><text:span text:style-name="Strong_20_Emphasis"><text:span text:style-name="T5">Haftungsausschluss:</text:span></text:span><text:span text:style-name="T5"><text:line-break/><text:line-break/></text:span><text:span text:style-name="Strong_20_Emphasis"><text:span text:style-name="T5">Haftung für Inhalte</text:span></text:span><text:span text:style-name="T7"><text:line-break/><text:line-break/></text:span><text:span text:style-name="T5">Die Inhalte unserer Seiten wurden mit größter Sorgfalt erstellt. Für die Richtigkeit, Vollständigkeit und Aktualität der Inhalte können wir jedoch keine Gewähr übernehmen. Als Diensteanbieter sind wir gemäß § 7 Abs.1 DDG für eigene Inhalte auf diesen Seiten nach den allgemeinen Gesetzen verantwortlich. Nach §§ 8 bis 10 DDG sind wir als Diensteanbieter jedoch nicht verpflichtet, übermittelte oder gespeicherte fremde Informationen zu überwachen oder nach Umständen zu forschen, die auf eine rechtswidrige Tätigkeit hinweisen. Verpflichtungen zur Entfernung oder Sperrung der Nutzung von Informationen nach den allgemeinen Gesetzen bleiben hiervon unberührt. Eine diesbezügliche Haftung ist jedoch erst ab dem Zeitpunkt der Kenntnis einer konkreten Rechtsverletzung möglich. Bei Bekanntwerden von entsprechenden Rechtsverletzungen werden wir diese Inhalte umgehend entfernen.</text:span><text:span text:style-name="T7"><text:line-break/><text:line-break/></text:span><text:span text:style-name="Strong_20_Emphasis"><text:span text:style-name="T5">Urheberrecht</text:span></text:span><text:span text:style-name="T5"><text:line-break/><text:line-break/>Die durch die Seitenbetreiber erstellten Inhalte und Werke auf diesen Seiten unterliegen dem deutschen Urheberrecht. Die Vervielfältigung, Bearbeitung, Verbreitung und jede Art der Verwertung außerhalb der Grenzen des Urheberrechtes bedürfen der schriftlichen Zustimmung des jeweiligen Autors bzw. Erstellers. Downloads und Kopien dieser Seite sind nur für den privaten, nicht kommerziellen Gebrauch gestattet. Soweit die Inhalte auf dieser Seite nicht vom Betreiber erstellt wurden, werden die Urheberrechte Dritter beachtet. Insbesondere werden Inhalte Dritter als solche gekennzeichnet. Sollten Sie trotzdem auf eine Urheberrechtsverletzung aufmerksam werden, bitten wir um einen entsprechenden Hinweis. Bei Bekanntwerden von Rechtsverletzungen werden wir derartige Inhalte umgehend entfernen.</text:span><text:span text:style-name="T7"><text:line-break/><text:line-break/></text:span><text:span text:style-name="Strong_20_Emphasis"><text:span text:style-name="T5">Datenschutz</text:span></text:span><text:span text:style-name="T5"><text:line-break/><text:line-break/></text:span><text:soft-page-break/><text:span text:style-name="T5">Die Nutzung unserer Webseite ist in der Regel ohne Angabe personenbezogener Daten möglich. Soweit auf unseren Seiten personenbezogene Daten (beispielsweise Name, Anschrift oder eMail-Adressen) erhoben werden, erfolgt dies, soweit möglich, stets auf freiwilliger Basis. Diese Daten werden ohne Ihre ausdrückliche Zustimmung nicht an Dritte weitergegeben.<text:line-break/>Wir weisen darauf hin, dass die Datenübertragung im Internet (z.B. bei der Kommunikation per E-Mail) Sicherheitslücken aufweisen kann. Ein lückenloser Schutz der Daten vor dem Zugriff durch Dritte ist nicht möglich.<text:line-break/>Der Nutzung von im Rahmen der Impressumspflicht veröffentlichten Kontaktdaten durch Dritte zur Übersendung von nicht ausdrücklich angeforderter Werbung und Informationsmaterialien wird hiermit ausdrücklich widersprochen. Die Betreiber der Seiten behalten sich ausdrücklich rechtliche Schritte im Falle der unverlangten Zusendung von Werbeinformationen, etwa durch Spam-Mails, vor.</text:span></text:p>
      <text:p text:style-name="P1"/>
      <text:section text:style-name="Sect1" text:name="link">
        <text:p text:style-name="P2"><text:span text:style-name="T5">Impressum von </text:span><text:a xlink:type="simple" xlink:href="https://websitewissen.com/" text:style-name="Internet_20_link" text:visited-style-name="Visited_20_Internet_20_Link">WebsiteWissen.com</text:a><text:span text:style-name="T5">, dem Ratgeber für </text:span><text:a xlink:type="simple" xlink:href="https://websitewissen.com/wordpress-website-erstellen" text:style-name="Internet_20_link" text:visited-style-name="Visited_20_Internet_20_Link">WordPress-Websites</text:a><text:span text:style-name="T5">, </text:span><text:a xlink:type="simple" xlink:href="https://websitewissen.com/wordpress-hosting-vergleich" text:style-name="Internet_20_link" text:visited-style-name="Visited_20_Internet_20_Link">WordPress-Hosting</text:a><text:span text:style-name="T5"> und </text:span><text:a xlink:type="simple" xlink:href="https://websitewissen.com/website-kosten" text:style-name="Internet_20_link" text:visited-style-name="Visited_20_Internet_20_Link">Website-Kosten</text:a><text:span text:style-name="T5"> nach einem Muster von </text:span><text:a xlink:type="simple" xlink:href="https://www.kanzlei-hasselbach.de/" text:style-name="Internet_20_link" text:visited-style-name="Visited_20_Internet_20_Link">Kanzlei Hasselbach Rechtsanwälte</text:a><text:span text:style-name="T5">.</text:span></text:p>
      </text:section>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text:style-name="Sect1" text:name="copy-html">
        <text:p text:style-name="P2"><text:soft-page-break/><text:span text:style-name="Strong_20_Emphasis"><text:span text:style-name="T5">HTML Ausgabe (zum kopieren &amp; einfügen in Ihre Seite)</text:span></text:span></text:p>
      </text:section>
      <text:p text:style-name="P5">&lt;h1&gt;Impressum&lt;/h1&gt;&lt;p&gt;Angaben gemäß § 5 DDG&lt;/p&gt;&lt;p&gt;Max Muster - Musterberuf&lt;br&gt; </text:p>
      <text:p text:style-name="P5">c/o Beispielbüro&lt;br&gt; </text:p>
      <text:p text:style-name="P5">Musterweg&lt;br&gt; </text:p>
      <text:p text:style-name="P5">12345 Musterstadt &lt;br&gt; </text:p>
      <text:p text:style-name="P5">&lt;/p&gt;&lt;p&gt; &lt;strong&gt;Vertreten durch: &lt;/strong&gt;&lt;br&gt;</text:p>
      <text:p text:style-name="P5">Max Muster&lt;br&gt;</text:p>
      <text:p text:style-name="P5">&lt;/p&gt;&lt;p&gt;&lt;strong&gt;Kontakt:&lt;/strong&gt; &lt;br&gt;</text:p>
      <text:p text:style-name="P5">Telefon: 01234-789456&lt;br&gt;</text:p>
      <text:p text:style-name="P5">Fax: 1234-56789&lt;br&gt;</text:p>
      <text:p text:style-name="P5">E-Mail: &lt;a href='mailto:max@muster.de'&gt;max@muster.de&lt;/a&gt;&lt;/br&gt;&lt;/p&gt;&lt;p&gt;&lt;strong&gt;Umsatzsteuer-ID: &lt;/strong&gt; &lt;br&gt;</text:p>
      <text:p text:style-name="P5">Umsatzsteuer-Identifikationsnummer gemäß §27a Umsatzsteuergesetz: Musterustid.&lt;br&gt;&lt;br&gt;</text:p>
      <text:p text:style-name="P5">&lt;strong&gt;Wirtschafts-ID: &lt;/strong&gt;&lt;br&gt;</text:p>
      <text:p text:style-name="P5">Musterwirtschaftsid&lt;br&gt;</text:p>
      <text:p text:style-name="P5">&lt;/p&gt;&lt;p&gt;&lt;strong&gt;Aufsichtsbehörde:&lt;/strong&gt;&lt;br&gt;</text:p>
      <text:p text:style-name="P5">Musteraufsicht Musterstadt&lt;br&gt;&lt;/p&gt;&lt;p&gt;&lt;strong&gt;Haftungsausschluss: &lt;/strong&gt;&lt;br&gt;&lt;br&gt;&lt;strong&gt;Haftung für Inhalte&lt;/strong&gt;&lt;br&gt;&lt;br&gt;</text:p>
      <text:p text:style-name="P3"><text:span text:style-name="T9">Die Inhalte unserer Seiten wurden mit größter Sorgfalt erstellt. Für die Richtigkeit, Vollständigkeit und Aktualität der Inhalte können wir jedoch keine Gewähr übernehmen. Als Diensteanbieter sind wir gemäß § 7 Abs.1 DDG für eigene Inhalte auf diesen Seiten nach den allgemeinen Gesetzen verantwortlich. Nach §§ 8 bis 10 DDG sind wir als Diensteanbieter jedoch nicht verpflichtet, übermittelte oder gespeicherte fremde Informationen zu überwachen oder nach Umständen zu forschen, die auf eine rechtswidrige Tätigkeit hinweisen. Verpflichtungen zur Entfernung oder Sperrung der Nutzung von Informationen nach den allgemeinen Gesetzen bleiben hiervon unberührt. Eine diesbezügliche Haftung ist jedoch erst ab dem Zeitpunkt der Kenntnis einer konkreten Rechtsverletzung möglich. Bei Bekanntwerden von entsprechenden Rechtsverletzungen werden wir diese Inhalte umgehend</text:span><text:span text:style-name="T1"> </text:span><text:span text:style-name="T9">entfernen.&lt;br&gt;&lt;br&gt;&lt;strong&gt;Urheberrecht&lt;/strong&gt;&lt;br&gt;&lt;br&gt;</text:span></text:p>
      <text:p text:style-name="P5">Die durch die Seitenbetreiber erstellten Inhalte und Werke auf diesen Seiten unterliegen dem deutschen Urheberrecht. Die Vervielfältigung, Bearbeitung, Verbreitung und jede Art der Verwertung außerhalb der Grenzen des Urheberrechtes bedürfen der schriftlichen Zustimmung des jeweiligen Autors bzw. Erstellers. Downloads und Kopien dieser Seite sind nur für den privaten, nicht kommerziellen Gebrauch gestattet. Soweit die Inhalte auf dieser Seite nicht vom Betreiber erstellt wurden, werden die Urheberrechte Dritter beachtet. Insbesondere werden Inhalte Dritter als solche gekennzeichnet. Sollten Sie trotzdem auf eine Urheberrechtsverletzung aufmerksam werden, bitten wir um einen entsprechenden Hinweis. Bei Bekanntwerden von Rechtsverletzungen werden wir derartige Inhalte umgehend entfernen.&lt;br&gt;&lt;br&gt;&lt;strong&gt;Datenschutz&lt;/strong&gt;&lt;br&gt;&lt;br&gt;</text:p>
      <text:p text:style-name="P5">Die Nutzung unserer Webseite ist in der Regel ohne Angabe personenbezogener Daten möglich. Soweit auf unseren Seiten personenbezogene Daten (beispielsweise Name, Anschrift oder eMail-Adressen) erhoben werden, erfolgt dies, soweit möglich, stets auf freiwilliger Basis. Diese Daten werden ohne Ihre ausdrückliche Zustimmung nicht an Dritte weitergegeben. &lt;br&gt;</text:p>
      <text:p text:style-name="P5">Wir weisen darauf hin, dass die Datenübertragung im Internet (z.B. bei der Kommunikation per E-Mail) Sicherheitslücken aufweisen kann. Ein lückenloser Schutz der Daten vor dem Zugriff durch Dritte ist nicht möglich. &lt;br&gt;</text:p>
      <text:p text:style-name="P5">Der Nutzung von im Rahmen der Impressumspflicht veröffentlichten Kontaktdaten durch Dritte zur Übersendung von nicht ausdrücklich angeforderter Werbung und Informationsmaterialien wird hiermit ausdrücklich widersprochen. Die Betreiber der Seiten behalten sich ausdrücklich rechtliche Schritte im Falle der unverlangten Zusendung von Werbeinformationen, etwa durch Spam-Mails, vor.&lt;br&gt;</text:p>
      <text:p text:style-name="P5">&lt;/p&gt;&lt;br&gt; </text:p>
      <text:p text:style-name="P4"><text:span text:style-name="T9">Impressum von &lt;a href="https://websitewissen.com" rel="dofollow"&gt;WebsiteWissen.com&lt;/a&gt;, dem Ratgeber für &lt;a href="https://websitewissen.com/wordpress-website-erstellen" rel="dofollow"&gt;WordPress-Websites&lt;/a&gt;, &lt;a href="https://websitewissen.com/wordpress-hosting-vergleich" rel="dofollow"&gt;WordPress-Hosting&lt;/a&gt; und &lt;a href="https://websitewissen.com/website-kosten" rel="dofollow"&gt;Website-Kosten&lt;/a&gt; nach einem Muster von &lt;a href="https://www.kanzlei-hasselbach.de/" rel="dofollow"&gt;Kanzlei Hasselbach Rechtsanwälte&lt;/a&gt;.</text:span></text:p>
      <text:p text:style-name="P4"/>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sans-serif"/>
    <style:font-face style:name="Lucida Sans1" svg:font-family="'Lucida Sans'" style:font-family-generic="swiss"/>
    <style:font-face style:name="Times New Roman" svg:font-family="'Times New Roman'" style:font-family-generic="roman" style:font-pitch="variable"/>
    <style:font-face style:name="Bradley Hand ITC" svg:font-family="'Bradley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ne Leanza</meta:initial-creator>
    <meta:creation-date>2025-08-24T12:35:48.72</meta:creation-date>
    <meta:document-statistic meta:table-count="0" meta:image-count="0" meta:object-count="0" meta:page-count="3" meta:paragraph-count="33" meta:word-count="814" meta:character-count="7230"/>
    <dc:date>2025-08-24T12:42:11.28</dc:date>
    <dc:creator>Emine Leanza</dc:creator>
    <meta:editing-duration>PT6M22S</meta:editing-duration>
    <meta:editing-cycles>1</meta:editing-cycles>
    <meta:generator>OpenOffice/4.1.15$Win32 OpenOffice.org_project/4115m2$Build-9813</meta:generator>
  </office:meta>
</office:document-meta>
</file>